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Component.getServiceDescription( ServiceEndpoint endpoi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aseComponent.createLif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ponent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ponent.getLif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ponent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ponent.isExchangeWithProviderOkay( ServiceEndpoint endpoin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ponent.get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ponent.getSmx3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ponent.getServiceUni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ponent.createServiceUni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ponent.getComponen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Component.Base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Componen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ponent.resolveEndpointReference( DocumentFragment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ponent.prepareExchange( MessageExchange exchange ,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ponent.getCompon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ponent.creat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ponent.isExchangeWithConsumerOkay( ServiceEndpoint endpoint , Message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seComponent.getEPR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